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T8" style:family="text">
      <style:text-properties style:font-name="Times New Roman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3710281718908484101" text:style-name="L1">
        <text:list-item>
          <text:list>
            <text:list-header>
              <text:p text:style-name="P16">1.5 miles averaging 9:00/mile with some paces as fast as 7:41/mile and rested about 5:00 </text:p>
              <text:p text:style-name="P16">6 x ¼ mile each in 2:00 with a ¼ mile jog before each run and ¼ mile jog at the end </text:p>
              <text:p text:style-name="P16">All jogs were at about 12/mile pace.</text:p>
              <text:p text:style-name="P16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5430520" text:continue-numbering="true" text:style-name="L1">
        <text:list-item>
          <text:list>
            <text:list-header>
              <text:p text:style-name="P16">1.5 miles averaging 9:00/mile with some paces as fast as 7:47/mile and rested about 5:00 </text:p>
              <text:p text:style-name="P16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6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181309486399610166" text:style-name="L2">
        <text:list-item>
          <text:list>
            <text:list-header>
              <text:p text:style-name="P17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4"/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3">Tues May 29, 2018 <text:s/><text:span text:style-name="T1">no running</text:span></text:p>
      <text:p text:style-name="P4"/>
      <text:p text:style-name="P3">Wed May 30, 2018<text:span text:style-name="T1"> <text:s/>3 miles </text:span>on hilly roads averaging 10:25/mile</text:p>
      <text:p text:style-name="P3"/>
      <text:p text:style-name="P3">Thur May 31, 2018<text:span text:style-name="T1"> <text:s/>3 miles </text:span>on hilly roads averaging 10:22/mile</text:p>
      <text:p text:style-name="P3"/>
      <text:p text:style-name="P3">Fri June 1, 2018 <text:s/><text:span text:style-name="T1">no running</text:span></text:p>
      <text:p text:style-name="P4"/>
      <text:p text:style-name="P4">16 miles in the last week</text:p>
      <text:p text:style-name="P4"/>
      <text:p text:style-name="P3">Sat June 2, 2018 <text:span text:style-name="T1">31.5 miles</text:span></text:p>
      <text:p text:style-name="P14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7">Mary Jane drove the course on a park road to meet me at the aid stations and give me food and support.</text:span></text:p>
      <text:p text:style-name="P15"/>
      <text:p text:style-name="P15">The next page contains the details about my nourishment for the Green Jewel 50K, the planned approximate schedule for times I would be reaching each aid station and what Mary Jane would be giving me at the stations.</text:p>
      <text:p text:style-name="P15"/>
      <text:p text:style-name="P14"><text:span text:style-name="T7"><text:s text:c="2"/></text:span><text:span text:style-name="T8"><text:s/></text:span></text:p>
      <text:p text:style-name="P4"/>
      <text:p text:style-name="P4"/>
      <text:p text:style-name="P3"><text:soft-page-break/></text:p>
      <text:p text:style-name="Standard"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4">I am carrying 5 gels and 5 salt sticks</text:p>
      <text:p text:style-name="P4"/>
      <text:p text:style-name="P4"><text:soft-page-break/>Now I will start my recovery from the 50K.</text:p>
      <text:p text:style-name="P4"/>
      <text:p text:style-name="P3">Sun June 3, 2018 <text:span text:style-name="T1">no running</text:span> <text:s/></text:p>
      <text:p text:style-name="P3"/>
      <text:p text:style-name="P3">Mon June 4, 2018 <text:span text:style-name="T1">3.5 miles </text:span><text:s/></text:p>
      <text:p text:style-name="P3">I ran 2 miles on hilly roads and 1.5 miles on the Allegheny College outdoor track. </text:p>
      <text:p text:style-name="P3"/>
      <text:p text:style-name="P3">Tues June 5, 2018 <text:span text:style-name="T1">4 miles</text:span></text:p>
      <text:p text:style-name="P3">I jogged ½ mile to the Wise Center.</text:p>
      <text:p text:style-name="P3">On a treadmill I walked and ran 3 miles and averaged 11:33/mile. <text:s/>I ran 0.75 miles, walked 0.25 miles and repeated until I reached 3 mile.</text:p>
      <text:p text:style-name="P3">Then I jogged ½ mile home.</text:p>
      <text:p text:style-name="P3"/>
      <text:p text:style-name="P3">Wed June 6, 2018 <text:span text:style-name="T1">5.25 miles</text:span></text:p>
      <text:p text:style-name="P3">I ran ½ mile to the Wise Center.</text:p>
      <text:p text:style-name="P3">On a treadmill I ran 4 miles averaging 10:00/mile including a ½ mile in 4:30.</text:p>
      <text:p text:style-name="P3">Warm down: I jogged a ½ mile and walked ¼ mile. <text:s/></text:p>
      <text:p text:style-name="P3"/>
      <text:p text:style-name="P3">Thur June 7, 2018 <text:span text:style-name="T1">4.6 miles </text:span><text:s/></text:p>
      <text:p text:style-name="P3">I ran 4.6 miles on hilly roads and grass with Mark Ams. <text:s/>We averaged 10:59/mile.</text:p>
      <text:p text:style-name="P3"/>
      <text:p text:style-name="P3">Fri June 8, 2018 <text:span text:style-name="T1">3 miles</text:span></text:p>
      <text:p text:style-name="P3">I ran on a hilly 3 mile course. <text:s/>It was out and back on Limber Road.</text:p>
      <text:p text:style-name="P3">Splits: 9:55, 8:41, 8:12 <text:s/></text:p>
      <text:p text:style-name="P3">Average pace: 8:56/mile <text:s/></text:p>
      <text:p text:style-name="P3">Sum of all ascents on the course: 278 feet</text:p>
      <text:p text:style-name="P3"/>
      <text:p text:style-name="P4">51.9 miles in the last week</text:p>
      <text:p text:style-name="P4"/>
      <text:p text:style-name="P4"><text:span text:style-name="T6">Sat June 9, 2018</text:span> 6 miles <text:s/></text:p>
      <text:p text:style-name="P3">I ran on a hilly 3 mile course two times. <text:s/>It was out and back on Limber Road. </text:p>
      <text:p text:style-name="P3">First 3 miles averaged 10:15/mile</text:p>
      <text:p text:style-name="P3">Second 3 miles averaged 9:09/mile</text:p>
      <text:p text:style-name="P3">Sum of all ascents for 6 miles: 556 fe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10T15:23:47.57</dc:date>
    <dc:creator>James Lombardi</dc:creator>
    <meta:editing-duration>P3DT4H51M11S</meta:editing-duration>
    <meta:editing-cycles>299</meta:editing-cycles>
    <meta:generator>OpenOffice/4.1.2$Win32 OpenOffice.org_project/412m3$Build-9782</meta:generator>
    <meta:document-statistic meta:table-count="0" meta:image-count="0" meta:object-count="0" meta:page-count="16" meta:paragraph-count="356" meta:word-count="4507" meta:character-count="22044"/>
  </office:meta>
</office:document-meta>
</file>